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df6076">
      <style:text-properties style:text-position="super"/>
    </style:style>
    <style:style style:family="text" style:name="ac9147c" style:parent-style-name="BACKGROUND_YELLOW">
      <style:text-properties fo:color="#FF0000" style:text-position="super"/>
    </style:style>
    <style:style style:family="text" style:name="af4a543">
      <style:text-properties fo:color="#00FF00"/>
    </style:style>
    <style:style style:family="text" style:name="a8edae5">
      <style:text-properties fo:color="#00FF00"/>
    </style:style>
    <style:style style:family="text" style:name="a5bc70f">
      <style:text-properties fo:color="#00FF00"/>
    </style:style>
    <style:style style:family="text" style:name="a144882">
      <style:text-properties fo:color="#00FF00"/>
    </style:style>
    <style:style style:family="text" style:name="aaeedf3" style:parent-style-name="BACKGROUND_YELLOW">
      <style:text-properties style:text-position="super"/>
    </style:style>
    <style:style style:family="text" style:name="a842d70">
      <style:text-properties fo:color="#FF0000"/>
    </style:style>
    <style:style style:family="text" style:name="a6094c0">
      <style:text-properties fo:color="#00FF00"/>
    </style:style>
    <style:style style:family="text" style:name="a557855">
      <style:text-properties fo:color="#00FF00"/>
    </style:style>
    <style:style style:family="text" style:name="a3eb0fa">
      <style:text-properties fo:color="#00FF00"/>
    </style:style>
    <style:style style:family="text" style:name="a0438d7">
      <style:text-properties fo:color="#FF0000" style:text-position="super"/>
    </style:style>
    <style:style style:family="text" style:name="a6a01c4">
      <style:text-properties fo:color="#00FF00"/>
    </style:style>
    <style:style style:family="text" style:name="aab1fb9">
      <style:text-properties fo:color="#FF0000"/>
    </style:style>
    <style:style style:family="text" style:name="ac0d983">
      <style:text-properties fo:color="#00FF00"/>
    </style:style>
    <style:style style:family="text" style:name="a500097">
      <style:text-properties fo:color="#00FF00"/>
    </style:style>
    <style:style style:family="text" style:name="a485140" style:parent-style-name="ITALIC">
      <style:text-properties style:text-position="super"/>
    </style:style>
    <style:style style:family="text" style:name="afcb253">
      <style:text-properties fo:color="#FF0000"/>
    </style:style>
    <style:style style:family="text" style:name="a133c1d">
      <style:text-properties fo:color="#FF0000"/>
    </style:style>
    <style:style style:family="text" style:name="a5570c5">
      <style:text-properties fo:color="#00FF00"/>
    </style:style>
    <style:style style:family="text" style:name="acea462">
      <style:text-properties fo:color="#00FF00"/>
    </style:style>
    <style:style style:family="text" style:name="a4fd32c" style:parent-style-name="BACKGROUND_YELLOW">
      <style:text-properties fo:color="#FF0000"/>
    </style:style>
    <style:style style:family="text" style:name="a8f5af9">
      <style:text-properties fo:color="#00FF00"/>
    </style:style>
    <style:style style:family="text" style:name="aeec879">
      <style:text-properties fo:color="#00FF00"/>
    </style:style>
    <style:style style:family="text" style:name="ade6d4f">
      <style:text-properties fo:color="#FF0000"/>
    </style:style>
    <style:style style:family="text" style:name="a9a1382">
      <style:text-properties fo:color="#00FF00"/>
    </style:style>
    <style:style style:family="text" style:name="ac26d05">
      <style:text-properties fo:color="#FF0000"/>
    </style:style>
    <style:style style:family="text" style:name="a57b68d">
      <style:text-properties fo:color="#00FF00"/>
    </style:style>
    <style:style style:family="text" style:name="a9c97de">
      <style:text-properties fo:color="#FF0000"/>
    </style:style>
    <style:style style:family="text" style:name="a14deef">
      <style:text-properties fo:color="#00FF00"/>
    </style:style>
    <style:style style:family="text" style:name="aea5dcf" style:parent-style-name="ITALIC">
      <style:text-properties fo:color="#FF0000"/>
    </style:style>
    <style:style style:family="text" style:name="a6f6e9a">
      <style:text-properties fo:color="#00FF00"/>
    </style:style>
    <style:style style:family="text" style:name="a28be29">
      <style:text-properties fo:color="#FF0000"/>
    </style:style>
    <style:style style:family="text" style:name="a627ad0">
      <style:text-properties fo:color="#FF0000"/>
    </style:style>
    <style:style style:family="text" style:name="a56bc3b">
      <style:text-properties fo:color="#00FF00"/>
    </style:style>
    <style:style style:family="text" style:name="a943c5e">
      <style:text-properties fo:color="#FF0000"/>
    </style:style>
    <style:style style:family="text" style:name="a91fee7">
      <style:text-properties fo:color="#FF0000"/>
    </style:style>
    <style:style style:family="text" style:name="a343f13">
      <style:text-properties fo:color="#FF0000"/>
    </style:style>
    <style:style style:family="text" style:name="a7bce07">
      <style:text-properties fo:color="#00FF00"/>
    </style:style>
    <style:style style:family="text" style:name="ab25b5d" style:parent-style-name="BACKGROUND_YELLOW">
      <style:text-properties fo:color="#FF0000" style:text-position="super"/>
    </style:style>
    <style:style style:family="text" style:name="a004b9d">
      <style:text-properties fo:color="#00FF00"/>
    </style:style>
    <style:style style:family="text" style:name="a9b6e3c">
      <style:text-properties fo:color="#00FF00"/>
    </style:style>
    <style:style style:family="text" style:name="a8d3e25">
      <style:text-properties fo:color="#00FF00"/>
    </style:style>
    <style:style style:family="text" style:name="a8518e2">
      <style:text-properties fo:color="#FF0000"/>
    </style:style>
    <style:style style:family="text" style:name="a1c4498" style:parent-style-name="BACKGROUND_YELLOW">
      <style:text-properties style:text-position="super"/>
    </style:style>
    <style:style style:family="text" style:name="abf52d0">
      <style:text-properties fo:color="#FF0000"/>
    </style:style>
    <style:style style:family="text" style:name="ad51bda">
      <style:text-properties fo:color="#00FF00"/>
    </style:style>
    <style:style style:family="text" style:name="a06863f">
      <style:text-properties fo:color="#00FF00"/>
    </style:style>
    <style:style style:family="text" style:name="aaaf8bc">
      <style:text-properties fo:color="#FF0000"/>
    </style:style>
    <style:style style:family="text" style:name="a5c8804">
      <style:text-properties fo:color="#FF0000" style:text-position="super"/>
    </style:style>
    <style:style style:family="text" style:name="ab320ba">
      <style:text-properties fo:color="#00FF00"/>
    </style:style>
    <style:style style:family="text" style:name="a9f4170">
      <style:text-properties fo:color="#FF0000"/>
    </style:style>
    <style:style style:family="text" style:name="a161f25">
      <style:text-properties fo:color="#00FF00"/>
    </style:style>
    <style:style style:family="text" style:name="a3293bb">
      <style:text-properties fo:color="#FF0000"/>
    </style:style>
    <style:style style:family="text" style:name="a3f7368">
      <style:text-properties style:text-position="super"/>
    </style:style>
    <style:style style:family="text" style:name="ad519fe">
      <style:text-properties fo:color="#FF0000"/>
    </style:style>
    <style:style style:family="text" style:name="a34a08d">
      <style:text-properties fo:color="#FF0000"/>
    </style:style>
    <style:style style:family="text" style:name="a5e37db">
      <style:text-properties fo:color="#00FF00"/>
    </style:style>
    <style:style style:family="text" style:name="af35d2f">
      <style:text-properties fo:color="#FF0000"/>
    </style:style>
    <style:style style:family="text" style:name="afc983d" style:parent-style-name="BACKGROUND_YELLOW">
      <style:text-properties fo:color="#FF0000"/>
    </style:style>
    <style:style style:family="text" style:name="a1a8690">
      <style:text-properties fo:color="#00FF00"/>
    </style:style>
    <style:style style:family="text" style:name="a9020ee">
      <style:text-properties fo:color="#00FF00"/>
    </style:style>
    <style:style style:family="text" style:name="a79a868">
      <style:text-properties fo:color="#FF0000"/>
    </style:style>
    <style:style style:family="text" style:name="aceacd2">
      <style:text-properties fo:color="#FF0000"/>
    </style:style>
    <style:style style:family="text" style:name="a02a6b7">
      <style:text-properties fo:color="#FF0000"/>
    </style:style>
    <style:style style:family="text" style:name="a18d813">
      <style:text-properties fo:color="#00FF00"/>
    </style:style>
    <style:style style:family="text" style:name="adf9dab">
      <style:text-properties fo:color="#FF0000"/>
    </style:style>
    <style:style style:family="text" style:name="ab90e8d">
      <style:text-properties fo:color="#FF0000"/>
    </style:style>
    <style:style style:family="text" style:name="a879f55">
      <style:text-properties fo:color="#FF0000"/>
    </style:style>
    <style:style style:family="text" style:name="ae41e3e">
      <style:text-properties fo:color="#00FF00"/>
    </style:style>
    <style:style style:family="text" style:name="aced5d8">
      <style:text-properties fo:color="#FF0000"/>
    </style:style>
    <style:style style:family="text" style:name="a4d0c94">
      <style:text-properties fo:color="#FF0000"/>
    </style:style>
    <style:style style:family="text" style:name="a5cfc36">
      <style:text-properties fo:color="#FF0000"/>
    </style:style>
    <style:style style:family="text" style:name="ab716ce">
      <style:text-properties fo:color="#FF0000"/>
    </style:style>
    <style:style style:family="text" style:name="a3f56f0">
      <style:text-properties fo:color="#FF0000"/>
    </style:style>
    <style:style style:family="text" style:name="a55dadd">
      <style:text-properties fo:color="#FF0000"/>
    </style:style>
    <style:style style:family="text" style:name="a8c991c">
      <style:text-properties fo:color="#FF0000"/>
    </style:style>
  </office:automatic-styles>
  <office:body>
    <office:text>
      <text:p>TEST ALL INNER AND OUTER SPAN COMBINATIONS</text:p>
      <text:p>There are the binar flags: OuterHasTemplate OuterHasAuto InnerHasTemplate InnerHasAuto</text:p>
      <text:p>00:<text:s/><text:span text:style-name="a8c991c">"outer:parent italic"</text:span><text:s/><text:span text:style-name="a55dadd">"outer:auto super"</text:span><text:s/><text:span text:style-name="a3f56f0">"inner:parent backg."</text:span><text:s/><text:span text:style-name="ab716ce">"inner:auto red"</text:span></text:p>
      <text:p><text:s/>normal<text:s/><text:line-break/></text:p>
      <text:p>01:<text:s/><text:span text:style-name="a5cfc36">"outer:parent italic"</text:span><text:s/><text:span text:style-name="a4d0c94">"outer:auto super"</text:span><text:s/><text:span text:style-name="aced5d8">"inner:parent backg."</text:span><text:s/><text:span text:style-name="ae41e3e">"inner:auto red"</text:span></text:p>
      <text:p><text:span text:style-name="a879f55"><text:s/>red<text:s/></text:span><text:line-break/></text:p>
      <text:p>02:<text:s/><text:span text:style-name="ab90e8d">"outer:parent italic"</text:span><text:s/><text:span text:style-name="adf9dab">"outer:auto super"</text:span><text:s/><text:span text:style-name="a18d813">"inner:parent backg."</text:span><text:s/><text:span text:style-name="a02a6b7">"inner:auto red"</text:span></text:p>
      <text:p><text:s/>yellow background<text:s/><text:line-break/></text:p>
      <text:p>03:<text:s/><text:span text:style-name="aceacd2">"outer:parent italic"</text:span><text:s/><text:span text:style-name="a79a868">"outer:auto super"</text:span><text:s/><text:span text:style-name="a9020ee">"inner:parent backg."</text:span><text:s/><text:span text:style-name="a1a8690">"inner:auto red"</text:span></text:p>
      <text:p><text:span text:style-name="afc983d"><text:s/>yellow background and red color<text:s/></text:span><text:line-break/></text:p>
      <text:p>04:<text:s/><text:span text:style-name="af35d2f">"outer:parent italic"</text:span><text:s/><text:span text:style-name="a5e37db">"outer:auto super"</text:span><text:s/><text:span text:style-name="a34a08d">"inner:parent backg."</text:span><text:s/><text:span text:style-name="ad519fe">"inner:auto red"</text:span></text:p>
      <text:p><text:span text:style-name="a3f7368"><text:s/>super<text:s/></text:span><text:line-break/></text:p>
      <text:p>05:<text:s/><text:span text:style-name="a3293bb">"outer:parent italic"</text:span><text:s/><text:span text:style-name="a161f25">"outer:auto super"</text:span><text:s/><text:span text:style-name="a9f4170">"inner:parent backg."</text:span><text:s/><text:span text:style-name="ab320ba">"inner:auto red"</text:span></text:p>
      <text:p><text:span text:style-name="a5c8804"><text:s/>super and red<text:s/></text:span><text:line-break/></text:p>
      <text:p>06:<text:s/><text:span text:style-name="aaaf8bc">"outer:parent italic"</text:span><text:s/><text:span text:style-name="a06863f">"outer:auto super"</text:span><text:s/><text:span text:style-name="ad51bda">"inner:parent backg."</text:span><text:s/><text:span text:style-name="abf52d0">"inner:auto red"</text:span></text:p>
      <text:p><text:span text:style-name="a1c4498"><text:s/>super and yellow background<text:s/></text:span><text:line-break/></text:p>
      <text:p>07:<text:s/><text:span text:style-name="a8518e2">"outer:parent italic"</text:span><text:s/><text:span text:style-name="a8d3e25">"outer:auto super"</text:span><text:s/><text:span text:style-name="a9b6e3c">"inner:parent backg."</text:span><text:s/><text:span text:style-name="a004b9d">"inner:auto red"</text:span></text:p>
      <text:p><text:span text:style-name="ab25b5d"><text:s/>super, yellow background and red<text:s/></text:span><text:line-break/></text:p>
      <text:p>08:<text:s/><text:span text:style-name="a7bce07">"outer:parent italic"</text:span><text:s/><text:span text:style-name="a343f13">"outer:auto super"</text:span><text:s/><text:span text:style-name="a91fee7">"inner:parent backg."</text:span><text:s/><text:span text:style-name="a943c5e">"inner:auto red"</text:span></text:p>
      <text:p><text:s/>italic<text:s/><text:line-break/></text:p>
      <text:p>09:<text:s/><text:span text:style-name="a56bc3b">"outer:parent italic"</text:span><text:s/><text:span text:style-name="a627ad0">"outer:auto super"</text:span><text:s/><text:span text:style-name="a28be29">"inner:parent backg."</text:span><text:s/><text:span text:style-name="a6f6e9a">"inner:auto red"</text:span></text:p>
      <text:p><text:span text:style-name="aea5dcf"><text:s/>italic and red<text:s/></text:span><text:line-break/></text:p>
      <text:p>10:<text:s/><text:span text:style-name="a14deef">"outer:parent italic"</text:span><text:s/><text:span text:style-name="a9c97de">"outer:auto super"</text:span><text:s/><text:span text:style-name="a57b68d">"inner:parent backg."</text:span><text:s/><text:span text:style-name="ac26d05">"inner:auto red"</text:span></text:p>
      <text:p><text:s/>italic and yellow background<text:s/><text:line-break/></text:p>
      <text:p>11:<text:s/><text:span text:style-name="a9a1382">"outer:parent italic"</text:span><text:s/><text:span text:style-name="ade6d4f">"outer:auto super"</text:span><text:s/><text:span text:style-name="aeec879">"inner:parent backg."</text:span><text:s/><text:span text:style-name="a8f5af9">"inner:auto red"</text:span></text:p>
      <text:p><text:span text:style-name="a4fd32c"><text:s/>italic, yellow background and red<text:s/></text:span><text:line-break/></text:p>
      <text:p>12:<text:s/><text:span text:style-name="acea462">"outer:parent italic"</text:span><text:s/><text:span text:style-name="a5570c5">"outer:auto super"</text:span><text:s/><text:span text:style-name="a133c1d">"inner:parent backg."</text:span><text:s/><text:span text:style-name="afcb253">"inner:auto red"</text:span></text:p>
      <text:p><text:span text:style-name="a485140"><text:s/>italic and super<text:s/></text:span><text:line-break/></text:p>
      <text:p>13:<text:s/><text:span text:style-name="a500097">"outer:parent italic"</text:span><text:s/><text:span text:style-name="ac0d983">"outer:auto super"</text:span><text:s/><text:span text:style-name="aab1fb9">"inner:parent backg."</text:span><text:s/><text:span text:style-name="a6a01c4">"inner:auto red"</text:span></text:p>
      <text:p><text:span text:style-name="a0438d7"><text:s/>italic, super and red<text:s/></text:span><text:line-break/></text:p>
      <text:p>14:<text:s/><text:span text:style-name="a3eb0fa">"outer:parent italic"</text:span><text:s/><text:span text:style-name="a557855">"outer:auto super"</text:span><text:s/><text:span text:style-name="a6094c0">"inner:parent backg."</text:span><text:s/><text:span text:style-name="a842d70">"inner:auto red"</text:span></text:p>
      <text:p><text:span text:style-name="aaeedf3"><text:s/>italic, super and yellow background<text:s/></text:span><text:line-break/></text:p>
      <text:p>15:<text:s/><text:span text:style-name="a144882">"outer:parent italic"</text:span><text:s/><text:span text:style-name="a5bc70f">"outer:auto super"</text:span><text:s/><text:span text:style-name="a8edae5">"inner:parent backg."</text:span><text:s/><text:span text:style-name="af4a543">"inner:auto red"</text:span></text:p>
      <text:p><text:span text:style-name="ac9147c"><text:s/>italic, super, yellow background and red<text:s/></text:span><text:line-break/></text:p>
      <text:p>Three styles: Courier, sub, super (outer to inner):<text:span text:style-name="adf6076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  <office:styles>
    <style:style style:family="text" style:name="ITALIC" style:parent-style-name="default_character_style">
      <style:text-properties fo:font-style="italic" style:font-style-asian="italic"/>
    </style:style>
    <style:style style:family="text" style:name="BLUE" style:parent-style-name="default_character_style">
      <style:text-properties fo:background-color="#0000FF"/>
    </style:style>
    <style:style style:family="text" style:name="BOLD" style:parent-style-name="default_character_style">
      <style:text-properties fo:font-weight="bold" style:font-weight-asian="bold"/>
    </style:style>
    <style:style style:family="text" style:name="BACKGROUND_YELLOW" style:parent-style-name="default_character_style">
      <style:text-properties fo:background-color="#FFFF00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16S</meta:editing-duration>
  </office:meta>
</office:document-meta>
</file>